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3ED2E57A18C923BB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2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3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4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5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6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7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8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9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10" style:family="graphic" style:parent-style-name="objectwithoutfill">
      <style:graphic-properties svg:stroke-width="0.1cm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12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13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14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15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18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19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20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21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22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23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24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25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67cm"/>
      <style:paragraph-properties style:writing-mode="lr-tb"/>
    </style:style>
    <style:style style:name="gr28" style:family="graphic" style:parent-style-name="standard">
      <style:graphic-properties draw:stroke="none" draw:fill="none" fo:min-height="0.713cm"/>
      <style:paragraph-properties style:writing-mode="lr-tb"/>
    </style:style>
    <style:style style:name="gr29" style:family="graphic" style:parent-style-name="standard">
      <style:graphic-properties draw:stroke="none" draw:fill="none" fo:min-height="0.712cm"/>
      <style:paragraph-properties style:writing-mode="lr-tb"/>
    </style:style>
    <style:style style:name="gr30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31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32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33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34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35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36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37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38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39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40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41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42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43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44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45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46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47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48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49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50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51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52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53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54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55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56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57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58" style:family="graphic" style:parent-style-name="objectwithoutfill">
      <style:graphic-properties svg:stroke-width="0.1cm" draw:marker-start-width="0.35cm" draw:marker-end="Rounded_20_short_20_Arrow" draw:marker-end-width="0.45cm" draw:fill="none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stroke="none" draw:fill="none" fo:min-height="0.637cm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35cm, 1.67cm, 3.851cm, 7.314cm)" draw:image-opacity="100%" style:mirror="none"/>
    </style:style>
    <style:style style:name="gr61" style:family="graphic" style:parent-style-name="standard">
      <style:graphic-properties draw:stroke="none" draw:fill="none" fo:min-height="1.42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37cm"/>
      <style:paragraph-properties style:writing-mode="lr-tb"/>
    </style:style>
    <style:style style:name="gr63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64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65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66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67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68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69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70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71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2" style:family="paragraph">
      <loext:graphic-properties draw:fill="solid" draw:fill-color="#ccff99"/>
      <style:paragraph-properties fo:margin-left="0cm" fo:margin-right="0cm" fo:margin-top="0cm" fo:margin-bottom="0cm" fo:line-height="100%" fo:text-align="center" fo:text-indent="0cm" style:writing-mode="rl-tb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 style:writing-mode="rl-tb"/>
    </style:style>
    <style:style style:name="P4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 style:writing-mode="rl-tb"/>
    </style:style>
    <style:style style:name="P5" style:family="paragraph">
      <loext:graphic-properties draw:fill="solid" draw:fill-color="#ffcccc"/>
      <style:paragraph-properties fo:margin-left="0cm" fo:margin-right="0cm" fo:margin-top="0cm" fo:margin-bottom="0cm" fo:line-height="100%" fo:text-align="center" fo:text-indent="0cm" style:writing-mode="rl-tb"/>
    </style:style>
    <style:style style:name="P6" style:family="paragraph">
      <loext:graphic-properties draw:fill="solid" draw:fill-color="#ff99cc"/>
      <style:paragraph-properties fo:margin-left="0cm" fo:margin-right="0cm" fo:margin-top="0cm" fo:margin-bottom="0cm" fo:line-height="100%" fo:text-align="center" fo:text-indent="0cm" style:writing-mode="rl-tb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2" style:family="paragraph">
      <loext:graphic-properties draw:fill="solid" draw:fill-color="#ccff99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4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5" style:family="paragraph">
      <loext:graphic-properties draw:fill="solid" draw:fill-color="#ffcccc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6" style:family="paragraph">
      <loext:graphic-properties draw:fill="solid" draw:fill-color="#ff99cc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5cm" svg:height="1cm" svg:x="11cm" svg:y="12cm">
          <text:p text:style-name="P1">crp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1cm" draw:transform="rotate (0.678933079025794) translate (8.5cm 4.954cm)">
          <text:p text:style-name="P1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5cm" svg:height="1cm" draw:transform="rotate (-0.635648913576336) translate (14.574cm 1.654cm)">
          <text:p text:style-name="P1">p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5.5cm" svg:height="1cm" draw:transform="rotate (-1.25209920538073) translate (8.95cm 6.464cm)">
          <text:p text:style-name="P1">TR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5cm" svg:height="1cm" draw:transform="rotate (1.25873145653831) translate (16.661cm 11.545cm)">
          <text:p text:style-name="P1">a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.5cm" svg:height="1cm" draw:transform="rotate (0.678933079025794) translate (8.501cm 4.954cm)">
          <text:p text:style-name="P1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5.5cm" svg:height="1cm" draw:transform="rotate (0.678933079025794) translate (7.592cm 3.954cm)">
          <text:p text:style-name="P1">2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5.5cm" svg:height="1cm" draw:transform="rotate (-1.25209920538073) translate (7.85cm 6.964cm)">
          <text:p text:style-name="P1">URA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5.5cm" svg:height="1cm" draw:transform="rotate (-1.25209920538073) translate (6.65cm 7.365cm)">
          <text:p text:style-name="P1">KanMX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7" draw:layer="layout" svg:x1="8.564cm" svg:y1="4.942cm" svg:x2="8.246cm" svg:y2="6.129cm">
          <text:p/>
        </draw:line>
        <draw:line draw:style-name="gr10" draw:text-style-name="P7" draw:layer="layout" svg:x1="8.821cm" svg:y1="5.666cm" svg:x2="8.573cm" svg:y2="6.652cm">
          <text:p/>
        </draw:line>
        <draw:line draw:style-name="gr10" draw:text-style-name="P7" draw:layer="layout" svg:x1="13.968cm" svg:y1="2.219cm" svg:x2="13.358cm" svg:y2="2.171cm">
          <text:p/>
        </draw:line>
        <draw:line draw:style-name="gr10" draw:text-style-name="P7" draw:layer="layout" svg:x1="18.426cm" svg:y1="5.611cm" svg:x2="18.514cm" svg:y2="6.146cm">
          <text:p/>
        </draw:line>
        <draw:line draw:style-name="gr10" draw:text-style-name="P7" draw:layer="layout" svg:x1="16.784cm" svg:y1="11.574cm" svg:x2="16.56cm" svg:y2="11.872cm">
          <text:p/>
        </draw:line>
        <draw:line draw:style-name="gr10" draw:text-style-name="P7" draw:layer="layout" svg:x1="9.878cm" svg:y1="11.906cm" svg:x2="10.554cm" svg:y2="12.7cm">
          <text:p/>
        </draw:line>
        <draw:line draw:style-name="gr10" draw:text-style-name="P7" draw:layer="layout" svg:x1="14.477cm" svg:y1="1.744cm" svg:x2="13.867cm" svg:y2="1.696cm">
          <text:p/>
        </draw:line>
        <draw:line draw:style-name="gr10" draw:text-style-name="P7" draw:layer="layout" svg:x1="18.934cm" svg:y1="5.516cm" svg:x2="19.088cm" svg:y2="6.5cm">
          <text:p/>
        </draw:line>
        <draw:line draw:style-name="gr10" draw:text-style-name="P7" draw:layer="layout" svg:x1="17.089cm" svg:y1="11.92cm" svg:x2="16.506cm" svg:y2="12.835cm">
          <text:p/>
        </draw:line>
        <draw:line draw:style-name="gr10" draw:text-style-name="P7" draw:layer="layout" svg:x1="10.642cm" svg:y1="11.862cm" svg:x2="11cm" svg:y2="12.294cm">
          <text:p/>
        </draw:line>
        <draw:line draw:style-name="gr10" draw:text-style-name="P7" draw:layer="layout" svg:x1="7.592cm" svg:y1="4cm" svg:x2="7cm" svg:y2="4.5cm">
          <text:p/>
        </draw:line>
        <draw:line draw:style-name="gr10" draw:text-style-name="P7" draw:layer="layout" svg:x1="13cm" svg:y1="0.689cm" svg:x2="12.408cm" svg:y2="1.189cm">
          <text:p/>
        </draw:line>
        <draw:line draw:style-name="gr10" draw:text-style-name="P7" draw:layer="layout" svg:x1="7.225cm" svg:y1="7.133cm" svg:x2="7cm" svg:y2="6.5cm">
          <text:p/>
        </draw:line>
        <draw:line draw:style-name="gr10" draw:text-style-name="P7" draw:layer="layout" svg:x1="9.225cm" svg:y1="13cm" svg:x2="9cm" svg:y2="12.367cm">
          <text:p/>
        </draw:line>
        <draw:line draw:style-name="gr10" draw:text-style-name="P7" draw:layer="layout" svg:x1="7.226cm" svg:y1="7.134cm" svg:x2="7.001cm" svg:y2="6.501cm">
          <text:p/>
        </draw:line>
        <draw:line draw:style-name="gr10" draw:text-style-name="P7" draw:layer="layout" svg:x1="6cm" svg:y1="7.5cm" svg:x2="5.775cm" svg:y2="6.867cm">
          <text:p/>
        </draw:line>
        <draw:custom-shape draw:style-name="gr11" draw:text-style-name="P4" draw:layer="layout" svg:width="5.5cm" svg:height="1cm" draw:transform="rotate (0.00820304748437335) translate (21.986cm 1.468cm)">
          <text:p text:style-name="P1">ORI <text:span text:style-name="T1">E.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5.5cm" svg:height="1cm" draw:transform="rotate (-0.000174532925199667) translate (22.01cm 0.055cm)">
          <text:p text:style-name="P1">ORI yea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5.5cm" svg:height="1cm" draw:transform="rotate (-0.0157079632679491) translate (22.016cm 4cm)">
          <text:p text:style-name="P1">Marker yea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5cm" svg:height="1cm" svg:x="22cm" svg:y="5.5cm">
          <text:p text:style-name="P1">m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5.5cm" svg:height="1cm" draw:transform="rotate (-0.002792526803191) translate (22.043cm 2.932cm)">
          <text:p text:style-name="P1">Marker<text:span text:style-name="T1"> E.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7" draw:text-style-name="P2" draw:layer="layout" svg:width="5.5cm" svg:height="1cm" svg:x="11cm" svg:y="12cm">
          <text:p text:style-name="P1">crp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5.5cm" svg:height="1cm" draw:transform="rotate (0.678933079025794) translate (8.5cm 4.954cm)">
          <text:p text:style-name="P1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5.5cm" svg:height="1cm" draw:transform="rotate (-0.635648913576336) translate (14.574cm 1.654cm)">
          <text:p text:style-name="P1">p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5.5cm" svg:height="1cm" draw:transform="rotate (-1.25209920538073) translate (8.95cm 6.464cm)">
          <text:p text:style-name="P1">TR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5.5cm" svg:height="1cm" draw:transform="rotate (1.25873145653831) translate (16.661cm 11.545cm)">
          <text:p text:style-name="P1">a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5.5cm" svg:height="1cm" draw:transform="rotate (0.678933079025794) translate (8.501cm 4.954cm)">
          <text:p text:style-name="P1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5.5cm" svg:height="1cm" draw:transform="rotate (0.678933079025794) translate (7.592cm 3.954cm)">
          <text:p text:style-name="P1">2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5.5cm" svg:height="1cm" draw:transform="rotate (-1.25209920538073) translate (7.85cm 6.964cm)">
          <text:p text:style-name="P1">URA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5.5cm" svg:height="1cm" draw:transform="rotate (-1.25209920538073) translate (6.65cm 7.365cm)">
          <text:p text:style-name="P1">KanMX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7" draw:layer="layout" svg:x1="8.564cm" svg:y1="4.942cm" svg:x2="8.246cm" svg:y2="6.129cm">
          <text:p/>
        </draw:line>
        <draw:line draw:style-name="gr10" draw:text-style-name="P7" draw:layer="layout" svg:x1="8.821cm" svg:y1="5.666cm" svg:x2="8.573cm" svg:y2="6.652cm">
          <text:p/>
        </draw:line>
        <draw:line draw:style-name="gr10" draw:text-style-name="P7" draw:layer="layout" svg:x1="13.968cm" svg:y1="2.219cm" svg:x2="13.358cm" svg:y2="2.171cm">
          <text:p/>
        </draw:line>
        <draw:line draw:style-name="gr10" draw:text-style-name="P7" draw:layer="layout" svg:x1="18.426cm" svg:y1="5.611cm" svg:x2="18.514cm" svg:y2="6.146cm">
          <text:p/>
        </draw:line>
        <draw:line draw:style-name="gr10" draw:text-style-name="P7" draw:layer="layout" svg:x1="16.784cm" svg:y1="11.574cm" svg:x2="16.56cm" svg:y2="11.872cm">
          <text:p/>
        </draw:line>
        <draw:line draw:style-name="gr10" draw:text-style-name="P7" draw:layer="layout" svg:x1="9.878cm" svg:y1="11.906cm" svg:x2="10.554cm" svg:y2="12.7cm">
          <text:p/>
        </draw:line>
        <draw:line draw:style-name="gr10" draw:text-style-name="P7" draw:layer="layout" svg:x1="14.477cm" svg:y1="1.744cm" svg:x2="13.867cm" svg:y2="1.696cm">
          <text:p/>
        </draw:line>
        <draw:line draw:style-name="gr10" draw:text-style-name="P7" draw:layer="layout" svg:x1="18.934cm" svg:y1="5.516cm" svg:x2="19.088cm" svg:y2="6.5cm">
          <text:p/>
        </draw:line>
        <draw:line draw:style-name="gr10" draw:text-style-name="P7" draw:layer="layout" svg:x1="17.089cm" svg:y1="11.92cm" svg:x2="16.506cm" svg:y2="12.835cm">
          <text:p/>
        </draw:line>
        <draw:line draw:style-name="gr10" draw:text-style-name="P7" draw:layer="layout" svg:x1="10.642cm" svg:y1="11.862cm" svg:x2="11cm" svg:y2="12.294cm">
          <text:p/>
        </draw:line>
        <draw:line draw:style-name="gr10" draw:text-style-name="P7" draw:layer="layout" svg:x1="7.592cm" svg:y1="4cm" svg:x2="7cm" svg:y2="4.5cm">
          <text:p/>
        </draw:line>
        <draw:line draw:style-name="gr10" draw:text-style-name="P7" draw:layer="layout" svg:x1="13cm" svg:y1="0.689cm" svg:x2="12.408cm" svg:y2="1.189cm">
          <text:p/>
        </draw:line>
        <draw:line draw:style-name="gr10" draw:text-style-name="P7" draw:layer="layout" svg:x1="7.225cm" svg:y1="7.133cm" svg:x2="7cm" svg:y2="6.5cm">
          <text:p/>
        </draw:line>
        <draw:line draw:style-name="gr10" draw:text-style-name="P7" draw:layer="layout" svg:x1="9.225cm" svg:y1="13cm" svg:x2="9cm" svg:y2="12.367cm">
          <text:p/>
        </draw:line>
        <draw:line draw:style-name="gr10" draw:text-style-name="P7" draw:layer="layout" svg:x1="7.226cm" svg:y1="7.134cm" svg:x2="7.001cm" svg:y2="6.501cm">
          <text:p/>
        </draw:line>
        <draw:line draw:style-name="gr10" draw:text-style-name="P7" draw:layer="layout" svg:x1="8.145cm" svg:y1="13.387cm" svg:x2="7.92cm" svg:y2="12.754cm">
          <text:p/>
        </draw:line>
        <draw:frame draw:style-name="gr26" draw:text-style-name="P9" draw:layer="layout" svg:width="3.5cm" svg:height="1cm" svg:x="17cm" svg:y="2cm">
          <draw:text-box>
            <text:p>pBR322</text:p>
          </draw:text-box>
        </draw:frame>
        <draw:frame draw:style-name="gr27" draw:text-style-name="P9" draw:layer="layout" svg:width="1.967cm" svg:height="0.962cm" svg:x="12.533cm" svg:y="13.5cm">
          <draw:text-box>
            <text:p>pTA1</text:p>
          </draw:text-box>
        </draw:frame>
        <draw:frame draw:style-name="gr28" draw:text-style-name="P10" draw:layer="layout" svg:width="2.437cm" svg:height="0.963cm" svg:x="4.563cm" svg:y="2.537cm">
          <draw:text-box>
            <text:p>pSH65</text:p>
          </draw:text-box>
        </draw:frame>
        <draw:frame draw:style-name="gr29" draw:text-style-name="P10" draw:layer="layout" svg:width="6.056cm" svg:height="0.962cm" svg:x="19.008cm" svg:y="9.133cm">
          <draw:text-box>
            <text:p>pUG35 CYC1-GFP </text:p>
          </draw:text-box>
        </draw:frame>
        <draw:frame draw:style-name="gr28" draw:text-style-name="P10" draw:layer="layout" svg:width="3.563cm" svg:height="0.963cm" svg:x="5.5cm" svg:y="1.037cm">
          <draw:text-box>
            <text:p>YEplac181</text:p>
          </draw:text-box>
        </draw:frame>
        <draw:frame draw:style-name="gr28" draw:text-style-name="P10" draw:layer="layout" svg:width="3.516cm" svg:height="0.963cm" svg:x="0.5cm" svg:y="10.5cm">
          <draw:text-box>
            <text:p>YEplac112</text:p>
          </draw:text-box>
        </draw:frame>
        <draw:frame draw:style-name="gr28" draw:text-style-name="P10" draw:layer="layout" svg:width="3.563cm" svg:height="0.963cm" svg:x="0.437cm" svg:y="12.037cm">
          <draw:text-box>
            <text:p>YEplac195</text:p>
          </draw:text-box>
        </draw:frame>
        <draw:frame draw:style-name="gr28" draw:text-style-name="P10" draw:layer="layout" svg:width="8.025cm" svg:height="0.963cm" svg:x="0cm" svg:y="13.5cm">
          <draw:text-box>
            <text:p>pFA6a-GFPS65T-kanMX6 </text:p>
          </draw:text-box>
        </draw:frame>
        <draw:line draw:style-name="gr10" draw:text-style-name="P7" draw:layer="layout" svg:x1="6cm" svg:y1="7.5cm" svg:x2="5.775cm" svg:y2="6.867cm">
          <text:p/>
        </draw:line>
        <draw:custom-shape draw:style-name="gr30" draw:text-style-name="P4" draw:layer="layout" svg:width="5.5cm" svg:height="1cm" draw:transform="rotate (0.00820304748437335) translate (21.986cm 1.468cm)">
          <text:p text:style-name="P1">ORI <text:span text:style-name="T1">E.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5.5cm" svg:height="1cm" draw:transform="rotate (-0.000174532925199667) translate (22.01cm 0.055cm)">
          <text:p text:style-name="P1">ORI yea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5.5cm" svg:height="1cm" draw:transform="rotate (-0.0157079632679491) translate (22.016cm 4cm)">
          <text:p text:style-name="P1">Marker yea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5.5cm" svg:height="1cm" svg:x="22cm" svg:y="5.5cm">
          <text:p text:style-name="P1">m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5.5cm" svg:height="1cm" draw:transform="rotate (-0.002792526803191) translate (22.043cm 2.932cm)">
          <text:p text:style-name="P1">Marker<text:span text:style-name="T1"> E.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1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35" draw:text-style-name="P2" draw:layer="layout" svg:width="5.5cm" svg:height="1cm" svg:x="11cm" svg:y="12cm">
          <text:p text:style-name="P1">crp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5.5cm" svg:height="1cm" draw:transform="rotate (0.678933079025794) translate (8.5cm 4.954cm)">
          <text:p text:style-name="P1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5.5cm" svg:height="1cm" draw:transform="rotate (-0.635648913576336) translate (14.574cm 1.654cm)">
          <text:p text:style-name="P1">p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5.5cm" svg:height="1cm" draw:transform="rotate (-1.25209920538073) translate (8.95cm 6.464cm)">
          <text:p text:style-name="P1">TR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5.5cm" svg:height="1cm" draw:transform="rotate (1.25873145653831) translate (16.661cm 11.545cm)">
          <text:p text:style-name="P1">a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5.5cm" svg:height="1cm" draw:transform="rotate (0.678933079025794) translate (8.501cm 4.954cm)">
          <text:p text:style-name="P1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" draw:layer="layout" svg:width="5.5cm" svg:height="1cm" draw:transform="rotate (0.678933079025794) translate (7.592cm 3.954cm)">
          <text:p text:style-name="P1">2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draw:layer="layout" svg:width="5.5cm" svg:height="1cm" draw:transform="rotate (-1.25209920538073) translate (7.85cm 6.964cm)">
          <text:p text:style-name="P1">URA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" draw:layer="layout" svg:width="5.5cm" svg:height="1cm" draw:transform="rotate (-1.25209920538073) translate (6.65cm 7.365cm)">
          <text:p text:style-name="P1">KanMX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7" draw:layer="layout" svg:x1="8.564cm" svg:y1="4.942cm" svg:x2="8.246cm" svg:y2="6.129cm">
          <text:p/>
        </draw:line>
        <draw:line draw:style-name="gr10" draw:text-style-name="P7" draw:layer="layout" svg:x1="8.821cm" svg:y1="5.666cm" svg:x2="8.573cm" svg:y2="6.652cm">
          <text:p/>
        </draw:line>
        <draw:line draw:style-name="gr10" draw:text-style-name="P7" draw:layer="layout" svg:x1="13.968cm" svg:y1="2.219cm" svg:x2="13.358cm" svg:y2="2.171cm">
          <text:p/>
        </draw:line>
        <draw:line draw:style-name="gr10" draw:text-style-name="P7" draw:layer="layout" svg:x1="18.426cm" svg:y1="5.611cm" svg:x2="18.514cm" svg:y2="6.146cm">
          <text:p/>
        </draw:line>
        <draw:line draw:style-name="gr10" draw:text-style-name="P7" draw:layer="layout" svg:x1="16.784cm" svg:y1="11.574cm" svg:x2="16.56cm" svg:y2="11.872cm">
          <text:p/>
        </draw:line>
        <draw:line draw:style-name="gr10" draw:text-style-name="P7" draw:layer="layout" svg:x1="9.878cm" svg:y1="11.906cm" svg:x2="10.554cm" svg:y2="12.7cm">
          <text:p/>
        </draw:line>
        <draw:line draw:style-name="gr10" draw:text-style-name="P7" draw:layer="layout" svg:x1="14.477cm" svg:y1="1.744cm" svg:x2="13.867cm" svg:y2="1.696cm">
          <text:p/>
        </draw:line>
        <draw:line draw:style-name="gr10" draw:text-style-name="P7" draw:layer="layout" svg:x1="18.934cm" svg:y1="5.516cm" svg:x2="19.088cm" svg:y2="6.5cm">
          <text:p/>
        </draw:line>
        <draw:line draw:style-name="gr10" draw:text-style-name="P7" draw:layer="layout" svg:x1="17.089cm" svg:y1="11.92cm" svg:x2="16.506cm" svg:y2="12.835cm">
          <text:p/>
        </draw:line>
        <draw:line draw:style-name="gr10" draw:text-style-name="P7" draw:layer="layout" svg:x1="10.642cm" svg:y1="11.862cm" svg:x2="11cm" svg:y2="12.294cm">
          <text:p/>
        </draw:line>
        <draw:line draw:style-name="gr10" draw:text-style-name="P7" draw:layer="layout" svg:x1="7.592cm" svg:y1="4cm" svg:x2="7cm" svg:y2="4.5cm">
          <text:p/>
        </draw:line>
        <draw:line draw:style-name="gr10" draw:text-style-name="P7" draw:layer="layout" svg:x1="13cm" svg:y1="0.689cm" svg:x2="12.408cm" svg:y2="1.189cm">
          <text:p/>
        </draw:line>
        <draw:line draw:style-name="gr10" draw:text-style-name="P7" draw:layer="layout" svg:x1="7.225cm" svg:y1="7.133cm" svg:x2="7cm" svg:y2="6.5cm">
          <text:p/>
        </draw:line>
        <draw:line draw:style-name="gr10" draw:text-style-name="P7" draw:layer="layout" svg:x1="9.225cm" svg:y1="13cm" svg:x2="9cm" svg:y2="12.367cm">
          <text:p/>
        </draw:line>
        <draw:line draw:style-name="gr10" draw:text-style-name="P7" draw:layer="layout" svg:x1="7.226cm" svg:y1="7.134cm" svg:x2="7.001cm" svg:y2="6.501cm">
          <text:p/>
        </draw:line>
        <draw:line draw:style-name="gr10" draw:text-style-name="P7" draw:layer="layout" svg:x1="8.145cm" svg:y1="13.387cm" svg:x2="7.92cm" svg:y2="12.754cm">
          <text:p/>
        </draw:line>
        <draw:frame draw:style-name="gr26" draw:text-style-name="P9" draw:layer="layout" svg:width="3.5cm" svg:height="1cm" svg:x="17cm" svg:y="2cm">
          <draw:text-box>
            <text:p>pBR322</text:p>
          </draw:text-box>
        </draw:frame>
        <draw:frame draw:style-name="gr27" draw:text-style-name="P9" draw:layer="layout" svg:width="1.967cm" svg:height="0.962cm" svg:x="12.533cm" svg:y="13.5cm">
          <draw:text-box>
            <text:p>pTA1</text:p>
          </draw:text-box>
        </draw:frame>
        <draw:frame draw:style-name="gr28" draw:text-style-name="P10" draw:layer="layout" svg:width="2.437cm" svg:height="0.963cm" svg:x="4.563cm" svg:y="2.537cm">
          <draw:text-box>
            <text:p>pSH65</text:p>
          </draw:text-box>
        </draw:frame>
        <draw:frame draw:style-name="gr29" draw:text-style-name="P10" draw:layer="layout" svg:width="6.056cm" svg:height="0.962cm" svg:x="19.008cm" svg:y="9.133cm">
          <draw:text-box>
            <text:p>pUG35 CYC1-GFP </text:p>
          </draw:text-box>
        </draw:frame>
        <draw:frame draw:style-name="gr28" draw:text-style-name="P10" draw:layer="layout" svg:width="3.563cm" svg:height="0.963cm" svg:x="5.5cm" svg:y="1.037cm">
          <draw:text-box>
            <text:p>YEplac181</text:p>
          </draw:text-box>
        </draw:frame>
        <draw:frame draw:style-name="gr28" draw:text-style-name="P10" draw:layer="layout" svg:width="3.516cm" svg:height="0.963cm" svg:x="0.5cm" svg:y="10.5cm">
          <draw:text-box>
            <text:p>YEplac112</text:p>
          </draw:text-box>
        </draw:frame>
        <draw:frame draw:style-name="gr28" draw:text-style-name="P10" draw:layer="layout" svg:width="3.563cm" svg:height="0.963cm" svg:x="0.437cm" svg:y="12.037cm">
          <draw:text-box>
            <text:p>YEplac195</text:p>
          </draw:text-box>
        </draw:frame>
        <draw:frame draw:style-name="gr28" draw:text-style-name="P10" draw:layer="layout" svg:width="8.025cm" svg:height="0.963cm" svg:x="0cm" svg:y="13.5cm">
          <draw:text-box>
            <text:p>pFA6a-GFPS65T-kanMX6 </text:p>
          </draw:text-box>
        </draw:frame>
        <draw:line draw:style-name="gr10" draw:text-style-name="P7" draw:layer="layout" svg:x1="6cm" svg:y1="7.5cm" svg:x2="5.775cm" svg:y2="6.867cm">
          <text:p/>
        </draw:line>
        <draw:custom-shape draw:style-name="gr44" draw:text-style-name="P4" draw:layer="layout" svg:width="5.5cm" svg:height="1cm" draw:transform="rotate (0.00820304748437335) translate (21.986cm 1.468cm)">
          <text:p text:style-name="P1">ORI <text:span text:style-name="T1">E.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5.5cm" svg:height="1cm" draw:transform="rotate (-0.000174532925199667) translate (22.01cm 0.055cm)">
          <text:p text:style-name="P1">ORI yea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5.5cm" svg:height="1cm" draw:transform="rotate (-0.0157079632679491) translate (22.016cm 4cm)">
          <text:p text:style-name="P1">Marker yea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draw:layer="layout" svg:width="5.5cm" svg:height="1cm" svg:x="22cm" svg:y="5.5cm">
          <text:p text:style-name="P1">m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5.5cm" svg:height="1cm" draw:transform="rotate (-0.002792526803191) translate (22.043cm 2.932cm)">
          <text:p text:style-name="P1">Marker<text:span text:style-name="T1"> E.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9" draw:text-style-name="P12" draw:layer="layout" svg:width="5.5cm" svg:height="1cm" svg:x="5.4cm" svg:y="12cm">
          <text:p text:style-name="P11"><text:span text:style-name="T2">crp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3" draw:layer="layout" svg:width="5.5cm" svg:height="1cm" draw:transform="rotate (0.678933079025794) translate (2.9cm 4.954cm)">
          <text:p text:style-name="P11"><text:span text:style-name="T2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4" draw:layer="layout" svg:width="5.5cm" svg:height="1cm" draw:transform="rotate (-0.635648913576336) translate (8.974cm 1.654cm)">
          <text:p text:style-name="P11"><text:span text:style-name="T2">p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5" draw:layer="layout" svg:width="5.5cm" svg:height="1cm" draw:transform="rotate (-1.25209920538073) translate (3.35cm 6.464cm)">
          <text:p text:style-name="P11"><text:span text:style-name="T2">TR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6" draw:layer="layout" svg:width="5.5cm" svg:height="1cm" draw:transform="rotate (1.25873145653831) translate (11.061cm 11.545cm)">
          <text:p text:style-name="P11"><text:span text:style-name="T2">a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3" draw:layer="layout" svg:width="5.5cm" svg:height="1cm" draw:transform="rotate (0.678933079025794) translate (2.901cm 4.954cm)">
          <text:p text:style-name="P11"><text:span text:style-name="T2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3" draw:layer="layout" svg:width="5.5cm" svg:height="1cm" draw:transform="rotate (0.678933079025794) translate (1.992cm 3.954cm)">
          <text:p text:style-name="P11"><text:span text:style-name="T2">2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5" draw:layer="layout" svg:width="5.5cm" svg:height="1cm" draw:transform="rotate (-1.25209920538073) translate (2.25cm 6.964cm)">
          <text:p text:style-name="P11"><text:span text:style-name="T2">UR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5" draw:layer="layout" svg:width="5.5cm" svg:height="1cm" draw:transform="rotate (-1.25209920538073) translate (1.05cm 7.365cm)">
          <text:p text:style-name="P11"><text:span text:style-name="T2">KanMX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7" draw:layer="layout" svg:x1="2.964cm" svg:y1="4.942cm" svg:x2="2.646cm" svg:y2="6.129cm">
          <text:p/>
        </draw:line>
        <draw:line draw:style-name="gr10" draw:text-style-name="P7" draw:layer="layout" svg:x1="3.221cm" svg:y1="5.666cm" svg:x2="2.973cm" svg:y2="6.652cm">
          <text:p/>
        </draw:line>
        <draw:line draw:style-name="gr10" draw:text-style-name="P7" draw:layer="layout" svg:x1="8.368cm" svg:y1="2.219cm" svg:x2="7.758cm" svg:y2="2.171cm">
          <text:p/>
        </draw:line>
        <draw:line draw:style-name="gr10" draw:text-style-name="P7" draw:layer="layout" svg:x1="12.826cm" svg:y1="5.611cm" svg:x2="12.914cm" svg:y2="6.146cm">
          <text:p/>
        </draw:line>
        <draw:line draw:style-name="gr10" draw:text-style-name="P7" draw:layer="layout" svg:x1="11.184cm" svg:y1="11.574cm" svg:x2="10.96cm" svg:y2="11.872cm">
          <text:p/>
        </draw:line>
        <draw:line draw:style-name="gr10" draw:text-style-name="P7" draw:layer="layout" svg:x1="4.278cm" svg:y1="11.906cm" svg:x2="4.954cm" svg:y2="12.7cm">
          <text:p/>
        </draw:line>
        <draw:line draw:style-name="gr10" draw:text-style-name="P7" draw:layer="layout" svg:x1="8.877cm" svg:y1="1.744cm" svg:x2="8.267cm" svg:y2="1.696cm">
          <text:p/>
        </draw:line>
        <draw:line draw:style-name="gr10" draw:text-style-name="P7" draw:layer="layout" svg:x1="13.334cm" svg:y1="5.516cm" svg:x2="13.488cm" svg:y2="6.5cm">
          <text:p/>
        </draw:line>
        <draw:line draw:style-name="gr10" draw:text-style-name="P7" draw:layer="layout" svg:x1="11.489cm" svg:y1="11.92cm" svg:x2="10.906cm" svg:y2="12.835cm">
          <text:p/>
        </draw:line>
        <draw:line draw:style-name="gr10" draw:text-style-name="P7" draw:layer="layout" svg:x1="5.042cm" svg:y1="11.862cm" svg:x2="5.4cm" svg:y2="12.294cm">
          <text:p/>
        </draw:line>
        <draw:line draw:style-name="gr10" draw:text-style-name="P7" draw:layer="layout" svg:x1="1.992cm" svg:y1="4cm" svg:x2="1.4cm" svg:y2="4.5cm">
          <text:p/>
        </draw:line>
        <draw:line draw:style-name="gr10" draw:text-style-name="P7" draw:layer="layout" svg:x1="7.4cm" svg:y1="0.689cm" svg:x2="6.808cm" svg:y2="1.189cm">
          <text:p/>
        </draw:line>
        <draw:line draw:style-name="gr10" draw:text-style-name="P7" draw:layer="layout" svg:x1="1.625cm" svg:y1="7.133cm" svg:x2="1.4cm" svg:y2="6.5cm">
          <text:p/>
        </draw:line>
        <draw:line draw:style-name="gr10" draw:text-style-name="P7" draw:layer="layout" svg:x1="3.625cm" svg:y1="13cm" svg:x2="3.4cm" svg:y2="12.367cm">
          <text:p/>
        </draw:line>
        <draw:line draw:style-name="gr10" draw:text-style-name="P7" draw:layer="layout" svg:x1="1.626cm" svg:y1="7.134cm" svg:x2="1.401cm" svg:y2="6.501cm">
          <text:p/>
        </draw:line>
        <draw:line draw:style-name="gr10" draw:text-style-name="P7" draw:layer="layout" svg:x1="2.545cm" svg:y1="13.387cm" svg:x2="2.32cm" svg:y2="12.754cm">
          <text:p/>
        </draw:line>
        <draw:line draw:style-name="gr10" draw:text-style-name="P7" draw:layer="layout" svg:x1="0.401cm" svg:y1="7.501cm" svg:x2="0.176cm" svg:y2="6.868cm">
          <text:p/>
        </draw:line>
        <draw:line draw:style-name="gr58" draw:text-style-name="P7" draw:layer="layout" svg:x1="6cm" svg:y1="11.5cm" svg:x2="7.5cm" svg:y2="11.5cm">
          <text:p/>
        </draw:line>
        <draw:line draw:style-name="gr58" draw:text-style-name="P7" draw:layer="layout" svg:x1="14.04cm" svg:y1="6.811cm" svg:x2="13.701cm" svg:y2="8cm">
          <text:p/>
        </draw:line>
        <draw:frame draw:style-name="gr59" draw:text-style-name="P10" draw:layer="layout" svg:width="1.556cm" svg:height="0.887cm" svg:x="14.5cm" svg:y="7cm">
          <draw:text-box>
            <text:p>987</text:p>
          </draw:text-box>
        </draw:frame>
        <draw:frame draw:style-name="gr59" draw:text-style-name="P10" draw:layer="layout" svg:width="1.556cm" svg:height="0.887cm" svg:x="5.944cm" svg:y="10.5cm">
          <draw:text-box>
            <text:p>577</text:p>
          </draw:text-box>
        </draw:frame>
        <draw:frame draw:style-name="gr60" draw:text-style-name="P17" draw:layer="layout" svg:width="8cm" svg:height="5.293cm" svg:x="18cm" svg:y="8.5cm">
          <draw:image xlink:href="Pictures/10000001000003000000023ED2E57A18C923BB8C.png" xlink:type="simple" xlink:show="embed" xlink:actuate="onLoad" draw:mime-type="image/png">
            <text:p/>
          </draw:image>
        </draw:frame>
        <draw:frame draw:style-name="gr61" draw:text-style-name="P10" draw:layer="layout" svg:width="8.833cm" svg:height="1.673cm" svg:x="17.667cm" svg:y="7cm">
          <draw:text-box>
            <text:p>PTA5, pTA6, pTA8 and pTA10</text:p>
          </draw:text-box>
        </draw:frame>
        <draw:frame draw:style-name="gr62" draw:text-style-name="P9" draw:layer="layout" svg:width="6.437cm" svg:height="1.673cm" svg:x="15.563cm" svg:y="0.827cm">
          <draw:text-box>
            <text:p>Diagnostic PCR with </text:p>
            <text:p>Primers 577 and 987</text:p>
          </draw:text-box>
        </draw:frame>
        <presentation:notes draw:style-name="dp2">
          <draw:page-thumbnail draw:style-name="gr16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63" draw:text-style-name="P12" draw:layer="layout" svg:width="5.5cm" svg:height="1cm" svg:x="11cm" svg:y="12cm">
          <text:p text:style-name="P11"><text:span text:style-name="T2">crp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3" draw:layer="layout" svg:width="5.5cm" svg:height="1cm" draw:transform="rotate (0.678933079025794) translate (8.5cm 4.954cm)">
          <text:p text:style-name="P11"><text:span text:style-name="T2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4" draw:layer="layout" svg:width="5.5cm" svg:height="1cm" draw:transform="rotate (-0.635648913576336) translate (14.574cm 1.654cm)">
          <text:p text:style-name="P11"><text:span text:style-name="T2">p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5" draw:layer="layout" svg:width="5.5cm" svg:height="1cm" draw:transform="rotate (-1.25209920538073) translate (8.95cm 6.464cm)">
          <text:p text:style-name="P11"><text:span text:style-name="T2">TR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6" draw:layer="layout" svg:width="5.5cm" svg:height="1cm" draw:transform="rotate (1.25873145653831) translate (16.661cm 11.545cm)">
          <text:p text:style-name="P11"><text:span text:style-name="T2">a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3" draw:layer="layout" svg:width="5.5cm" svg:height="1cm" draw:transform="rotate (0.678933079025794) translate (8.501cm 4.954cm)">
          <text:p text:style-name="P11"><text:span text:style-name="T2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3" draw:layer="layout" svg:width="5.5cm" svg:height="1cm" draw:transform="rotate (0.678933079025794) translate (7.592cm 3.954cm)">
          <text:p text:style-name="P11"><text:span text:style-name="T2">2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5" draw:layer="layout" svg:width="5.5cm" svg:height="1cm" draw:transform="rotate (-1.25209920538073) translate (7.85cm 6.964cm)">
          <text:p text:style-name="P11"><text:span text:style-name="T2">UR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5" draw:layer="layout" svg:width="5.5cm" svg:height="1cm" draw:transform="rotate (-1.25209920538073) translate (6.65cm 7.365cm)">
          <text:p text:style-name="P11"><text:span text:style-name="T2">KanMX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rl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örn Johansson</meta:initial-creator>
    <meta:creation-date>2021-01-28T10:18:32.428436267</meta:creation-date>
    <dc:date>2023-02-18T18:11:44.461229585</dc:date>
    <dc:creator>Reviewer Reviewer</dc:creator>
    <meta:editing-duration>PT10H36M38S</meta:editing-duration>
    <meta:editing-cycles>8</meta:editing-cycles>
    <meta:generator>LibreOffice/7.4.5.1$Linux_X86_64 LibreOffice_project/40$Build-1</meta:generator>
    <meta:document-statistic meta:object-count="181"/>
  </office:meta>
</office:document-meta>
</file>